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4">
      <style:paragraph-properties fo:text-align="justify" style:justify-single-word="false"/>
    </style:style>
    <style:style style:name="P6" style:family="paragraph" style:parent-style-name="Standard" style:list-style-name="WW8Num14">
      <style:paragraph-properties fo:text-align="justify" style:justify-single-word="false"/>
    </style:style>
    <style:style style:name="P7" style:family="paragraph" style:parent-style-name="Standard" style:list-style-name="WW8Num5">
      <style:paragraph-properties fo:text-align="justify" style:justify-single-word="false"/>
    </style:style>
    <style:style style:name="P8" style:family="paragraph" style:parent-style-name="Standard" style:list-style-name="WW8Num17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tr" fo:country="TR" style:font-size-asian="10pt" style:language-asian="tr" style:country-asian="TR" style:font-name-complex="Courier New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tr" fo:country="TR" fo:font-weight="bold" style:font-size-asian="10pt" style:language-asian="tr" style:country-asian="TR" style:font-weight-asian="bold" style:font-name-complex="Courier New" style:font-size-complex="10pt"/>
    </style:style>
    <style:style style:name="P12" style:family="paragraph" style:parent-style-name="Standard">
      <style:paragraph-properties fo:margin-left="2in" fo:margin-right="0in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14" style:family="paragraph" style:parent-style-name="Standard">
      <style:paragraph-properties fo:margin-left="0.75in" fo:margin-right="0in" fo:text-align="justify" style:justify-single-word="false" fo:text-indent="0in" style:auto-text-indent="false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16" style:family="paragraph" style:parent-style-name="HTML_20_Preformatte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weight-complex="bold"/>
    </style:style>
    <style:style style:name="T6" style:family="text">
      <style:text-properties style:font-name="Courier New" fo:font-size="10pt" fo:language="tr" fo:country="TR" style:font-size-asian="10pt" style:language-asian="tr" style:country-asian="TR" style:font-name-complex="Courier New" style:font-size-complex="10pt"/>
    </style:style>
    <style:style style:name="T7" style:family="text">
      <style:text-properties style:font-name="Courier New" fo:font-size="10pt" fo:language="tr" fo:country="TR" fo:font-weight="bold" style:font-size-asian="10pt" style:language-asian="tr" style:country-asian="TR" style:font-weight-asian="bold" style:font-name-complex="Courier New" style:font-size-complex="10pt"/>
    </style:style>
    <style:style style:name="T8" style:family="text">
      <style:text-properties style:font-name="Courier New" fo:font-size="10pt" fo:language="tr" fo:country="TR" fo:font-weight="bold" style:font-name-asian="Courier New" style:font-size-asian="10pt" style:language-asian="tr" style:country-asian="TR" style:font-weight-asian="bold" style:font-name-complex="Courier New" style:font-size-complex="10pt"/>
    </style:style>
    <style:style style:name="T9" style:family="text">
      <style:text-properties style:font-name="Courier New" fo:font-size="10pt" fo:language="tr" fo:country="TR" style:font-name-asian="Courier New" style:font-size-asian="10pt" style:language-asian="tr" style:country-asian="TR" style:font-name-complex="Courier New" style:font-size-complex="10pt"/>
    </style:style>
    <style:style style:name="T10" style:family="text">
      <style:text-properties style:font-name-asian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UTORIAL FOR OPENGL FUNCTIONS USING BEZIER CURVES</text:p>
      <text:p text:style-name="P3"/>
      <text:p text:style-name="P3">OpenGL Evaluators:</text:p>
      <text:p text:style-name="P9"/>
      <text:p text:style-name="P4">OpenGL includes Bézier-curve computation and drawing, in the form of <text:span text:style-name="T4">evaluators</text:span>. When you use an evaluator, you specify the control points and the usual drawing state (color, points or lines, etc.), but OpenGL does the <text:span text:style-name="T2">glVertex</text:span>… commands for you. Some example code using evaluators can be found in <text:span text:style-name="T2">simpleevaluator.cpp</text:span> and <text:span text:style-name="T2">evaluator.cpp</text:span> and also <text:span text:style-name="T2">bezcurve.c</text:span><text:span text:style-name="T5">, at the</text:span> end of the tutorial.</text:p>
      <text:p text:style-name="P4"/>
      <text:p text:style-name="P9">Usage of evaluators:</text:p>
      <text:p text:style-name="P1"/>
      <text:p text:style-name="P4">We now look at how to use an evaluator, and then we will give some simple complete codes using these evaluators and draws Bezier curves. Some of our code comes from <text:span text:style-name="T2">simpleevaluator.cpp</text:span>.</text:p>
      <text:p text:style-name="P4"/>
      <text:p text:style-name="P4"/>
      <text:p text:style-name="P4">To draw Bezier Curves, first of all, control points are specified in an array as;</text:p>
      <text:p text:style-name="P4"/>
      <text:p text:style-name="P4"><text:span text:style-name="T2">const int numcontrolpts = 4; <text:s/><text:tab/><text:tab/><text:tab/> <text:s/>// Number of control points</text:span></text:p>
      <text:p text:style-name="P2"/>
      <text:p text:style-name="P4"><text:span text:style-name="T2">//Below are coordinates of control points.</text:span></text:p>
      <text:p text:style-name="P4"><text:span text:style-name="T2">GLfloat controlpts [numcontrolpts] [3] = {</text:span></text:p>
      <text:p text:style-name="P2"><text:s text:c="3"/>{-0.9, -0.9, <text:s/>0.0},</text:p>
      <text:p text:style-name="P2"><text:s text:c="3"/>{-0.5, <text:s/>0.2, <text:s/>0.0}, </text:p>
      <text:p text:style-name="P2"><text:s text:c="3"/>{ 0.9, -0.9, <text:s/>0.0},</text:p>
      <text:p text:style-name="P2"><text:s text:c="3"/>{ 0.9, <text:s/>0.9, <text:s/>0.0}</text:p>
      <text:p text:style-name="P2">};</text:p>
      <text:p text:style-name="P2"/>
      <text:p text:style-name="P4">Since 2-D points are not optional to draw Bezier Curves, <text:span text:style-name="T4">z</text:span>-coordinates are required and we set them zero. Then, we initialize an evaluator using <text:span text:style-name="T2">glMap1…</text:span> as;</text:p>
      <text:p text:style-name="P4"/>
      <text:p text:style-name="P4"><text:span text:style-name="T2">glMap1f (GL_MAP1_VERTEX_3, <text:s/><text:tab/><text:tab/> <text:s text:c="3"/>// target: 1-d [curve],</text:span></text:p>
      <text:p text:style-name="P12"><text:span text:style-name="T2"><text:s text:c="28"/>// 3 coordinates per point</text:span></text:p>
      <text:p text:style-name="P4"><text:span text:style-name="T2"><text:s text:c="8"/>0.0, 1.0, <text:s text:c="6"/><text:tab/><text:tab/><text:tab/><text:tab/><text:tab/> <text:s text:c="3"/>// start &amp; end parameters value</text:span></text:p>
      <text:p text:style-name="P4"><text:span text:style-name="T2"><text:s text:c="8"/>3, <text:s text:c="4"/><text:tab/><text:tab/><text:tab/><text:tab/><text:tab/> <text:s text:c="15"/>// "stride": points stored</text:span></text:p>
      <text:p text:style-name="P4"><text:span text:style-name="T2"><text:s text:c="28"/><text:tab/><text:tab/><text:tab/><text:tab/><text:tab/> <text:s text:c="3"/>// 3 GLfloat's apart</text:span></text:p>
      <text:p text:style-name="P4"><text:span text:style-name="T2"><text:s text:c="8"/>numcontrolpts, <text:s text:c="5"/><text:tab/><text:tab/><text:tab/><text:tab/> <text:s text:c="3"/>// number of control points</text:span></text:p>
      <text:p text:style-name="P4"><text:span text:style-name="T2"><text:s text:c="8"/>&amp;controlpts[0][0]); <text:tab/><text:tab/><text:tab/><text:tab/> <text:s text:c="3"/>// control point data</text:span></text:p>
      <text:p text:style-name="P2"/>
      <text:p text:style-name="P4">Now, we enable an evaluator using <text:span text:style-name="T2">glEnable…</text:span>:</text:p>
      <text:p text:style-name="P4"/>
      <text:p text:style-name="P4"><text:span text:style-name="T2">glEnable (GL_MAP1_VERTEX_3); <text:tab/><text:tab/> <text:s text:c="3"/>// Enable this evaluator</text:span></text:p>
      <text:p text:style-name="P4"/>
      <text:p text:style-name="P4"><text:soft-page-break/></text:p>
      <text:p text:style-name="P4">To do a “<text:span text:style-name="T2">glVertex</text:span>…” for a point on a Bézier curve, we use <text:span text:style-name="T2">glEvalCoord1…</text:span> It takes one argument which is the parameter of the Bézier curve (“<text:span text:style-name="T4">t</text:span>”). Thus, we can draw the whole curve as follows:</text:p>
      <text:p text:style-name="P4"/>
      <text:list xml:id="list7445868149482708962" text:style-name="WW8Num4">
        <text:list-item>
          <text:p text:style-name="P5">Assume <text:span text:style-name="T2">numdrawsegs</text:span> is the number of line segments to use.</text:p>
        </text:list-item>
      </text:list>
      <text:p text:style-name="P4"/>
      <text:p text:style-name="P2">glBegin(GL_LINE_STRIP);</text:p>
      <text:p text:style-name="P2"><text:s text:c="3"/>for (int i=0; i&lt;=numdrawsegs; ++i)</text:p>
      <text:p text:style-name="P2"><text:s text:c="3"/>{</text:p>
      <text:p text:style-name="P2"><text:s text:c="6"/>GLdouble t = GLdouble(i)/numdrawsegs;</text:p>
      <text:p text:style-name="P2"><text:s text:c="6"/>glEvalCoord1d(t);</text:p>
      <text:p text:style-name="P2"><text:s text:c="3"/>}</text:p>
      <text:p text:style-name="P2">glEnd();</text:p>
      <text:p text:style-name="P13"/>
      <text:p text:style-name="P13"/>
      <text:p text:style-name="P4">To simplify things even further, OpenGL allows you to specify a <text:span text:style-name="T4">grid</text:span> of parameter values using the function <text:span text:style-name="T2">glMapGrid1...</text:span> This function has 3 arguments which are:</text:p>
      <text:list xml:id="list2839375580952329151" text:style-name="WW8Num14">
        <text:list-item>
          <text:p text:style-name="P6">The number of line segments to draw.</text:p>
        </text:list-item>
        <text:list-item>
          <text:p text:style-name="P6">Starting parameter value.</text:p>
        </text:list-item>
        <text:list-item>
          <text:p text:style-name="P6">Ending parameter value.</text:p>
        </text:list-item>
      </text:list>
      <text:p text:style-name="P4">For example, to draw the same curve using an evaluator grid, we would do the following which is simpler than doing it manually.</text:p>
      <text:p text:style-name="P4"/>
      <text:p text:style-name="P4"><text:span text:style-name="T2">glMapGrid1d (numdrawsegs, 0.0, 1.0);</text:span></text:p>
      <text:p text:style-name="P4"/>
      <text:p text:style-name="P4">Note that, if the number of segments changes, you have just to call <text:span text:style-name="T2">glMapGrid1</text:span>... again. You need <text:span text:style-name="T4">not</text:span> reinitialize the evaluator.</text:p>
      <text:p text:style-name="P4"/>
      <text:p text:style-name="P4"/>
      <text:p text:style-name="P4">To draw using an evaluator grid, you use <text:span text:style-name="T2">glEvalMesh1…</text:span> This function also has 3 arguments which are:</text:p>
      <text:list xml:id="list8889347830996137791" text:style-name="WW8Num5">
        <text:list-item>
          <text:p text:style-name="P7">What to draw: <text:span text:style-name="T2">GL_LINE</text:span> or <text:span text:style-name="T2">GL_POINT</text:span>.</text:p>
        </text:list-item>
        <text:list-item>
          <text:p text:style-name="P7">Starting point in the mesh (usually 0).</text:p>
        </text:list-item>
        <text:list-item>
          <text:p text:style-name="P7">How many segments (usually same as 1st argument to <text:span text:style-name="T2">glMapGrid1</text:span>…).</text:p>
        </text:list-item>
      </text:list>
      <text:p text:style-name="P4">Thus, with using <text:span text:style-name="T2">glEvalMesh1…</text:span>, the <text:span text:style-name="T2">for</text:span>-loop used earlier can be replaced by a single function call:</text:p>
      <text:p text:style-name="P4"/>
      <text:p text:style-name="P4"><text:span text:style-name="T2">glEvalMesh1 (GL_LINE, 0, numdrawsegs); </text:span></text:p>
      <text:p text:style-name="P4"/>
      <text:p text:style-name="P4">If you write your code in the form we have presented, then modifications will be both rare and easy. In particular, we can put them in order as follows:</text:p>
      <text:p text:style-name="P14"/>
      <text:list xml:id="list5832204034912879684" text:style-name="WW8Num17">
        <text:list-item>
          <text:p text:style-name="P8">Keep the number of control points in a variable.</text:p>
        </text:list-item>
        <text:list-item>
          <text:p text:style-name="P8">Keep the number of segments to draw in a variable.</text:p>
        </text:list-item>
        <text:list-item>
          <text:p text:style-name="P8"><text:soft-page-break/>Store the number of <text:span text:style-name="T4">segments</text:span> to draw, not the number of points (even if you are drawing points!), or you’ll get zillions of one-off errors.</text:p>
        </text:list-item>
        <text:list-item>
          <text:p text:style-name="P8">Always start your parameter at 0 and end at 1, and you’ll never wonder where it starts and ends.</text:p>
        </text:list-item>
      </text:list>
      <text:p text:style-name="P4"/>
      <text:p text:style-name="P4">Each evaluator command with a “<text:span text:style-name="T2">1</text:span>” in its name has a corresponding command with a “<text:span text:style-name="T2">2</text:span>”, for Bézier surfaces. Bézier surfaces are not really useful in 2-D; we will not discuss them in this tutorial.</text:p>
      <text:p text:style-name="P4"/>
      <text:p text:style-name="P4"/>
      <text:p text:style-name="P4"><text:span text:style-name="T1">Some simple and complete programs to draw Bezier Curves: </text:span></text:p>
      <text:p text:style-name="P4"/>
      <text:p text:style-name="P16">simpleevaluator.cpp</text:p>
      <text:p text:style-name="P16">// Very Simple OpenGL Evaluator Demo</text:p>
      <text:p text:style-name="P16"/>
      <text:p text:style-name="P10">#include &lt;iostream&gt;</text:p>
      <text:p text:style-name="P10">#include &lt;stdlib.h&gt;</text:p>
      <text:p text:style-name="P10"/>
      <text:p text:style-name="P4"><text:span text:style-name="T6">#include &lt;GL/glut.h&gt; </text:span><text:span text:style-name="T7">// GLUT stuff - includes OpenGL headers</text:span></text:p>
      <text:p text:style-name="P10"/>
      <text:p text:style-name="P11">// For Bezier curve</text:p>
      <text:p text:style-name="P4"><text:span text:style-name="T6">const int numcontrolpts = 4; <text:s/></text:span><text:span text:style-name="T7">// Number of control points</text:span></text:p>
      <text:p text:style-name="P11"><text:span text:style-name="T10"><text:s text:c="30"/></text:span>// Below are coord's of control points</text:p>
      <text:p text:style-name="P4"><text:span text:style-name="T8"><text:s text:c="29"/></text:span><text:span text:style-name="T7">// (Must use 3 coord's each, even in 2-D.)</text:span></text:p>
      <text:p text:style-name="P10">GLfloat controlpts[numcontrolpts][3] = {</text:p>
      <text:p text:style-name="P10"><text:span text:style-name="T10"><text:s text:c="3"/></text:span>{-0.9, -0.9, <text:s/>0.0},</text:p>
      <text:p text:style-name="P10"><text:span text:style-name="T10"><text:s text:c="3"/></text:span>{-0.5, <text:s/>0.2, <text:s/>0.0}, </text:p>
      <text:p text:style-name="P10"><text:span text:style-name="T10"><text:s text:c="3"/></text:span>{ 0.9, -0.9, <text:s/>0.0},</text:p>
      <text:p text:style-name="P10"><text:span text:style-name="T10"><text:s text:c="3"/></text:span>{ 0.9, <text:s/>0.9, <text:s/>0.0}</text:p>
      <text:p text:style-name="P10">};</text:p>
      <text:p text:style-name="P10"/>
      <text:p text:style-name="P4"><text:span text:style-name="T6">int numdrawsegs = 20; <text:s text:c="6"/></text:span><text:span text:style-name="T7"><text:s text:c="2"/>// Number of segments drawn in the Bezier </text:span><text:span text:style-name="T6">curve</text:span></text:p>
      <text:p text:style-name="P10"/>
      <text:p text:style-name="P4"><text:span text:style-name="T6">const int startwinsize = 400; </text:span><text:span text:style-name="T7">// Starting window width &amp; height, in pixels</text:span></text:p>
      <text:p text:style-name="P10"/>
      <text:p text:style-name="P10"/>
      <text:p text:style-name="P11">// The GLUT display function</text:p>
      <text:p text:style-name="P10">void display()</text:p>
      <text:p text:style-name="P10">{</text:p>
      <text:p text:style-name="P11"><text:span text:style-name="T10"><text:s text:c="3"/></text:span>// Clear screen</text:p>
      <text:p text:style-name="P10"><text:span text:style-name="T10"><text:s text:c="3"/></text:span>glClear(GL_COLOR_BUFFER_BIT);</text:p>
      <text:p text:style-name="P10"/>
      <text:p text:style-name="P11"><text:span text:style-name="T10"><text:s text:c="3"/></text:span>// Draw Bezier curve</text:p>
      <text:p text:style-name="P10"><text:span text:style-name="T10"><text:s text:c="3"/></text:span>glColor3d(0.9, 0.1, 0.1);</text:p>
      <text:p text:style-name="P10"><text:span text:style-name="T10"><text:s text:c="3"/></text:span>glLineWidth(3.0);</text:p>
      <text:p text:style-name="P10"/>
      <text:p text:style-name="P10"><text:span text:style-name="T10"><text:s text:c="3"/></text:span>glEvalMesh1(GL_LINE, 0, numdrawsegs);</text:p>
      <text:p text:style-name="P10"/>
      <text:p text:style-name="P11"><text:span text:style-name="T10"><text:s text:c="3"/></text:span>// Here, We used an evaluator grid.</text:p>
      <text:p text:style-name="P11"><text:span text:style-name="T10"><text:s text:c="3"/></text:span>// Code to do the same thing, "manually", is as follows:</text:p>
      <text:p text:style-name="P11"/>
      <text:p text:style-name="P11"><text:span text:style-name="T10"><text:s text:c="3"/></text:span>//glBegin(GL_LINE_STRIP);</text:p>
      <text:p text:style-name="P11"><text:soft-page-break/><text:span text:style-name="T10"><text:s text:c="3"/></text:span>// <text:s text:c="2"/>for (int i=0; i&lt;=numdrawsegs; ++i)</text:p>
      <text:p text:style-name="P11"><text:span text:style-name="T10"><text:s text:c="3"/></text:span>// <text:s text:c="5"/>glEvalCoord1d(GLdouble(i)/numdrawsegs);</text:p>
      <text:p text:style-name="P11"><text:span text:style-name="T10"><text:s text:c="3"/></text:span>//glEnd();</text:p>
      <text:p text:style-name="P10"/>
      <text:p text:style-name="P10"><text:span text:style-name="T10"><text:s text:c="3"/></text:span>glutSwapBuffers();</text:p>
      <text:p text:style-name="P10">}</text:p>
      <text:p text:style-name="P10"/>
      <text:p text:style-name="P10"/>
      <text:p text:style-name="P11">// The GLUT reshape function</text:p>
      <text:p text:style-name="P10">void reshape(int w, int h)</text:p>
      <text:p text:style-name="P10">{</text:p>
      <text:p text:style-name="P10"><text:span text:style-name="T10"><text:s text:c="3"/></text:span>glViewport(0, 0, w, h);</text:p>
      <text:p text:style-name="P10"/>
      <text:p text:style-name="P10"><text:span text:style-name="T10"><text:s text:c="3"/></text:span>glMatrixMode(GL_PROJECTION);</text:p>
      <text:p text:style-name="P10"><text:span text:style-name="T10"><text:s text:c="3"/></text:span>glLoadIdentity();</text:p>
      <text:p text:style-name="P11"><text:span text:style-name="T10"><text:s text:c="3"/></text:span>// We set up coordinate system so that aspect ratios are always correct,</text:p>
      <text:p text:style-name="P11"><text:span text:style-name="T10"><text:s text:c="3"/></text:span>// <text:s/>and the region from -1..1 in x &amp; y always just fits in the viewport.</text:p>
      <text:p text:style-name="P10"><text:span text:style-name="T10"><text:s text:c="3"/></text:span>if (w &gt; h)</text:p>
      <text:p text:style-name="P10"><text:span text:style-name="T10"><text:s text:c="3"/></text:span>{</text:p>
      <text:p text:style-name="P10"><text:span text:style-name="T10"><text:s text:c="6"/></text:span>gluOrtho2D(-double(w)/h, double(w)/h, -1., 1.);</text:p>
      <text:p text:style-name="P10"><text:span text:style-name="T10"><text:s text:c="3"/></text:span>}</text:p>
      <text:p text:style-name="P10"><text:span text:style-name="T10"><text:s text:c="3"/></text:span>else</text:p>
      <text:p text:style-name="P10"><text:span text:style-name="T10"><text:s text:c="3"/></text:span>{</text:p>
      <text:p text:style-name="P10"><text:span text:style-name="T10"><text:s text:c="6"/></text:span>gluOrtho2D( -1., 1., -double(h)/w, double(h)/w);</text:p>
      <text:p text:style-name="P10"><text:span text:style-name="T10"><text:s text:c="3"/></text:span>}</text:p>
      <text:p text:style-name="P10"/>
      <text:p text:style-name="P4"><text:span text:style-name="T9"><text:s text:c="3"/></text:span><text:span text:style-name="T6">glMatrixMode(GL_MODELVIEW); <text:s/></text:span><text:span text:style-name="T7">// Always go back to modelview mode</text:span></text:p>
      <text:p text:style-name="P10"><text:span text:style-name="T10"><text:s text:c="3"/></text:span>glLoadIdentity();</text:p>
      <text:p text:style-name="P10">}</text:p>
      <text:p text:style-name="P10"/>
      <text:p text:style-name="P10"/>
      <text:p text:style-name="P10">// The GLUT keyboard function</text:p>
      <text:p text:style-name="P10">void keyboard(unsigned char key, int x, int y)</text:p>
      <text:p text:style-name="P10">{</text:p>
      <text:p text:style-name="P10"><text:span text:style-name="T10"><text:s text:c="3"/></text:span>switch (key)</text:p>
      <text:p text:style-name="P10"><text:span text:style-name="T10"><text:s text:c="3"/></text:span>{</text:p>
      <text:p text:style-name="P4"><text:span text:style-name="T9"><text:s text:c="3"/></text:span><text:span text:style-name="T6">case 27: <text:s/></text:span><text:span text:style-name="T7">// Escape Key -- good way to quit</text:span></text:p>
      <text:p text:style-name="P4"><text:span text:style-name="T9"><text:s text:c="6"/></text:span><text:span text:style-name="T6">exit(0); <text:s/></text:span><text:span text:style-name="T7">// Quit</text:span></text:p>
      <text:p text:style-name="P10"><text:span text:style-name="T10"><text:s text:c="6"/></text:span>break;</text:p>
      <text:p text:style-name="P10"><text:span text:style-name="T10"><text:s text:c="3"/></text:span>}</text:p>
      <text:p text:style-name="P10">}</text:p>
      <text:p text:style-name="P10"/>
      <text:p text:style-name="P10"/>
      <text:p text:style-name="P11">// Initializes GL states</text:p>
      <text:p text:style-name="P10">void init()</text:p>
      <text:p text:style-name="P10">{</text:p>
      <text:p text:style-name="P11"><text:span text:style-name="T10"><text:s text:c="3"/></text:span>// Set background color</text:p>
      <text:p text:style-name="P10"><text:span text:style-name="T10"><text:s text:c="3"/></text:span>glClearColor(1.0, 1.0, 1.0, 0.0);</text:p>
      <text:p text:style-name="P10"/>
      <text:p text:style-name="P11"><text:span text:style-name="T10"><text:s text:c="3"/></text:span>// Set up Bezier curve evaluator</text:p>
      <text:p text:style-name="P4"><text:span text:style-name="T9"><text:s text:c="3"/></text:span><text:span text:style-name="T6">glMap1f(GL_MAP1_VERTEX_3, <text:s text:c="2"/></text:span><text:span text:style-name="T7">// target: 1-d [curve], 3 coord's per pt</text:span></text:p>
      <text:p text:style-name="P4"><text:span text:style-name="T9"><text:s text:c="11"/></text:span><text:span text:style-name="T6">0.0, 1.0, <text:s text:c="10"/></text:span><text:span text:style-name="T7">// start &amp; end param value</text:span></text:p>
      <text:p text:style-name="P4"><text:span text:style-name="T9"><text:s text:c="11"/></text:span><text:span text:style-name="T6">3, <text:s text:c="17"/></text:span><text:span text:style-name="T7">// "stride": pts stored 3 GLfloat's apart</text:span></text:p>
      <text:p text:style-name="P4"><text:span text:style-name="T9"><text:s text:c="11"/></text:span><text:span text:style-name="T6">numcontrolpts, <text:s text:c="5"/></text:span><text:span text:style-name="T7">// no. of control points</text:span></text:p>
      <text:p text:style-name="P4"><text:span text:style-name="T9"><text:s text:c="11"/></text:span><text:span text:style-name="T6">&amp;controlpts[0][0]); </text:span><text:span text:style-name="T7">// control pt data</text:span></text:p>
      <text:p text:style-name="P4"><text:soft-page-break/><text:span text:style-name="T9"><text:s text:c="3"/></text:span><text:span text:style-name="T6">glEnable(GL_MAP1_VERTEX_3); </text:span><text:span text:style-name="T7">// Enable this evaluator</text:span></text:p>
      <text:p text:style-name="P10"/>
      <text:p text:style-name="P11"><text:span text:style-name="T10"><text:s text:c="3"/></text:span>// Set up grid for evaluator.</text:p>
      <text:p text:style-name="P11"><text:span text:style-name="T10"><text:s text:c="3"/></text:span>// This only needs to be done when using glEvalMesh1.</text:p>
      <text:p text:style-name="P10"><text:span text:style-name="T10"><text:s text:c="3"/></text:span>glMapGrid1d(numdrawsegs, 0.0, 1.0);</text:p>
      <text:p text:style-name="P10">}</text:p>
      <text:p text:style-name="P10"/>
      <text:p text:style-name="P10"/>
      <text:p text:style-name="P10">int main(int argc, char ** argv)</text:p>
      <text:p text:style-name="P10">{</text:p>
      <text:p text:style-name="P10"><text:span text:style-name="T10"><text:s text:c="3"/></text:span>glutInit(&amp;argc, argv);</text:p>
      <text:p text:style-name="P10"><text:span text:style-name="T10"><text:s text:c="3"/></text:span>glutInitDisplayMode(GLUT_DOUBLE | GLUT_RGB);</text:p>
      <text:p text:style-name="P10"><text:span text:style-name="T10"><text:s text:c="3"/></text:span>glutInitWindowSize(startwinsize, startwinsize);</text:p>
      <text:p text:style-name="P10"><text:span text:style-name="T10"><text:s text:c="3"/></text:span>glutInitWindowPosition(50, 50);</text:p>
      <text:p text:style-name="P10"><text:span text:style-name="T10"><text:s text:c="3"/></text:span>glutCreateWindow("CS 381 - Simple OpenGL Evaluator Demo");</text:p>
      <text:p text:style-name="P10"/>
      <text:p text:style-name="P10"><text:span text:style-name="T10"><text:s text:c="3"/></text:span>init();</text:p>
      <text:p text:style-name="P10"><text:span text:style-name="T10"><text:s text:c="3"/></text:span>glutDisplayFunc(display);</text:p>
      <text:p text:style-name="P10"><text:span text:style-name="T10"><text:s text:c="3"/></text:span>glutReshapeFunc(reshape);</text:p>
      <text:p text:style-name="P10"><text:span text:style-name="T10"><text:s text:c="3"/></text:span>glutKeyboardFunc(keyboard);</text:p>
      <text:p text:style-name="P10"/>
      <text:p text:style-name="P10"/>
      <text:p text:style-name="P10"><text:span text:style-name="T10"><text:s text:c="3"/></text:span>glutMainLoop();</text:p>
      <text:p text:style-name="P10"/>
      <text:p text:style-name="P10"><text:span text:style-name="T10"><text:s text:c="3"/></text:span>return 0;</text:p>
      <text:p text:style-name="P10">}</text:p>
      <text:p text:style-name="P10"/>
      <text:p text:style-name="P10"/>
      <text:p text:style-name="P16">evaluator.cpp</text:p>
      <text:p text:style-name="HTML_20_Preformatted">// OpenGL Evaluator Demo</text:p>
      <text:p text:style-name="HTML_20_Preformatted"/>
      <text:p text:style-name="HTML_20_Preformatted">// This program draws a Bezier curve using an OpenGL evaluator.</text:p>
      <text:p text:style-name="HTML_20_Preformatted">// Includes examples both of using an evaluator grid</text:p>
      <text:p text:style-name="HTML_20_Preformatted">// <text:s/>and using "manual" loops.</text:p>
      <text:p text:style-name="HTML_20_Preformatted"/>
      <text:p text:style-name="HTML_20_Preformatted">#include &lt;iostream&gt;</text:p>
      <text:p text:style-name="HTML_20_Preformatted">using std::cerr;</text:p>
      <text:p text:style-name="HTML_20_Preformatted">using std::endl;</text:p>
      <text:p text:style-name="HTML_20_Preformatted">#include &lt;string&gt;</text:p>
      <text:p text:style-name="HTML_20_Preformatted">using std::string;</text:p>
      <text:p text:style-name="HTML_20_Preformatted">#include &lt;sstream&gt;</text:p>
      <text:p text:style-name="HTML_20_Preformatted">using std::ostringstream;</text:p>
      <text:p text:style-name="HTML_20_Preformatted">#include &lt;stdlib.h&gt;</text:p>
      <text:p text:style-name="HTML_20_Preformatted">//using std::exit;</text:p>
      <text:p text:style-name="HTML_20_Preformatted">#include &lt;GL/glut.h&gt; // GLUT stuff - includes OpenGL headers</text:p>
      <text:p text:style-name="HTML_20_Preformatted"/>
      <text:p text:style-name="HTML_20_Preformatted">// Global variables</text:p>
      <text:p text:style-name="HTML_20_Preformatted">// For Bezier curve</text:p>
      <text:p text:style-name="HTML_20_Preformatted">const int numcontrolpts = 4; <text:s/>// Number of control points</text:p>
      <text:p text:style-name="HTML_20_Preformatted"><text:span text:style-name="T10"><text:s text:c="30"/></text:span>// Below are coord's of control points</text:p>
      <text:p text:style-name="HTML_20_Preformatted"><text:span text:style-name="T10"><text:s text:c="30"/></text:span>// (Must use 3 coord's each, even in 2-D.)</text:p>
      <text:p text:style-name="HTML_20_Preformatted">GLfloat controlpts[numcontrolpts][3] = {</text:p>
      <text:p text:style-name="HTML_20_Preformatted"><text:span text:style-name="T10"><text:s text:c="3"/></text:span>{-0.9, -0.9, <text:s/>0.0},</text:p>
      <text:p text:style-name="HTML_20_Preformatted"><text:span text:style-name="T10"><text:s text:c="3"/></text:span>{-0.5, <text:s/>0.2, <text:s/>0.0}, </text:p>
      <text:p text:style-name="HTML_20_Preformatted"><text:span text:style-name="T10"><text:s text:c="3"/></text:span>{ 0.9, -0.9, <text:s/>0.0},</text:p>
      <text:p text:style-name="HTML_20_Preformatted"><text:span text:style-name="T10"><text:s text:c="3"/></text:span>{ 0.9, <text:s/>0.9, <text:s/>0.0}</text:p>
      <text:p text:style-name="HTML_20_Preformatted">};</text:p>
      <text:p text:style-name="HTML_20_Preformatted"><text:soft-page-break/></text:p>
      <text:p text:style-name="HTML_20_Preformatted">int numdrawsegs = 10; <text:s text:c="8"/>// Number of segments drawn in the Bezier curve</text:p>
      <text:p text:style-name="HTML_20_Preformatted">const int minnumdrawsegs = 1;</text:p>
      <text:p text:style-name="HTML_20_Preformatted">const int maxnumdrawsegs = 50;</text:p>
      <text:p text:style-name="HTML_20_Preformatted"/>
      <text:p text:style-name="HTML_20_Preformatted">bool drawcurve = true; <text:s text:c="7"/>// true: draw Bezier curve</text:p>
      <text:p text:style-name="HTML_20_Preformatted">bool drawcurvepts = false; <text:s text:c="3"/>// true: draw points used to approx curve</text:p>
      <text:p text:style-name="HTML_20_Preformatted">bool drawcontrolpts = true; <text:s text:c="2"/>// true: draw control points for curve</text:p>
      <text:p text:style-name="HTML_20_Preformatted">bool drawcontrolpoly = false; // true: draw control polygon for curve</text:p>
      <text:p text:style-name="HTML_20_Preformatted"/>
      <text:p text:style-name="HTML_20_Preformatted">// For window</text:p>
      <text:p text:style-name="HTML_20_Preformatted">const int startwinsize = 400; // Starting window width &amp; height, in pixels</text:p>
      <text:p text:style-name="HTML_20_Preformatted"/>
      <text:p text:style-name="HTML_20_Preformatted"/>
      <text:p text:style-name="HTML_20_Preformatted">// display</text:p>
      <text:p text:style-name="HTML_20_Preformatted">// The GLUT display function</text:p>
      <text:p text:style-name="HTML_20_Preformatted">void display()</text:p>
      <text:p text:style-name="HTML_20_Preformatted">{</text:p>
      <text:p text:style-name="HTML_20_Preformatted"><text:span text:style-name="T10"><text:s text:c="3"/></text:span>int i; <text:s/>// Loop counter</text:p>
      <text:p text:style-name="HTML_20_Preformatted"/>
      <text:p text:style-name="HTML_20_Preformatted"><text:span text:style-name="T10"><text:s text:c="3"/></text:span>// Set up grid for evaluator</text:p>
      <text:p text:style-name="HTML_20_Preformatted"><text:span text:style-name="T10"><text:s text:c="3"/></text:span>// THIS IS ONLY NEEDED IF YOU USE "glEvalMesh1"!!!</text:p>
      <text:p text:style-name="HTML_20_Preformatted"><text:span text:style-name="T10"><text:s text:c="3"/></text:span>glMapGrid1d(numdrawsegs, 0.0, 1.0);</text:p>
      <text:p text:style-name="HTML_20_Preformatted"/>
      <text:p text:style-name="HTML_20_Preformatted"><text:span text:style-name="T10"><text:s text:c="3"/></text:span>// Clear screen</text:p>
      <text:p text:style-name="HTML_20_Preformatted"><text:span text:style-name="T10"><text:s text:c="3"/></text:span>glClear(GL_COLOR_BUFFER_BIT);</text:p>
      <text:p text:style-name="HTML_20_Preformatted"/>
      <text:p text:style-name="HTML_20_Preformatted"><text:span text:style-name="T10"><text:s text:c="3"/></text:span>// Draw control points for Bezier curve</text:p>
      <text:p text:style-name="HTML_20_Preformatted"><text:span text:style-name="T10"><text:s text:c="3"/></text:span>if (drawcontrolpts)</text:p>
      <text:p text:style-name="HTML_20_Preformatted"><text:span text:style-name="T10"><text:s text:c="3"/></text:span>{</text:p>
      <text:p text:style-name="HTML_20_Preformatted"><text:span text:style-name="T10"><text:s text:c="6"/></text:span>glColor3d(0.1, 0.1, 0.9);</text:p>
      <text:p text:style-name="HTML_20_Preformatted"><text:span text:style-name="T10"><text:s text:c="6"/></text:span>glPointSize(20.0);</text:p>
      <text:p text:style-name="HTML_20_Preformatted"><text:span text:style-name="T10"><text:s text:c="6"/></text:span>glBegin(GL_POINTS);</text:p>
      <text:p text:style-name="HTML_20_Preformatted"><text:span text:style-name="T10"><text:s text:c="9"/></text:span>for (i=0; i&lt;numcontrolpts; ++i)</text:p>
      <text:p text:style-name="HTML_20_Preformatted"><text:span text:style-name="T10"><text:s text:c="12"/></text:span>glVertex3fv(controlpts[i]);</text:p>
      <text:p text:style-name="HTML_20_Preformatted"><text:span text:style-name="T10"><text:s text:c="6"/></text:span>glEnd();</text:p>
      <text:p text:style-name="HTML_20_Preformatted"><text:span text:style-name="T10"><text:s text:c="3"/></text:span>}</text:p>
      <text:p text:style-name="HTML_20_Preformatted"/>
      <text:p text:style-name="HTML_20_Preformatted"><text:span text:style-name="T10"><text:s text:c="3"/></text:span>// Draw control polygon for Bezier curve</text:p>
      <text:p text:style-name="HTML_20_Preformatted"><text:span text:style-name="T10"><text:s text:c="3"/></text:span>if (drawcontrolpoly)</text:p>
      <text:p text:style-name="HTML_20_Preformatted"><text:span text:style-name="T10"><text:s text:c="3"/></text:span>{</text:p>
      <text:p text:style-name="HTML_20_Preformatted"><text:span text:style-name="T10"><text:s text:c="6"/></text:span>glColor3d(0.9, 0.1, 0.9);</text:p>
      <text:p text:style-name="HTML_20_Preformatted"><text:span text:style-name="T10"><text:s text:c="6"/></text:span>glLineWidth(1.0);</text:p>
      <text:p text:style-name="HTML_20_Preformatted"><text:span text:style-name="T10"><text:s text:c="6"/></text:span>glBegin(GL_LINE_STRIP);</text:p>
      <text:p text:style-name="HTML_20_Preformatted"><text:span text:style-name="T10"><text:s text:c="9"/></text:span>for (i=0; i&lt;numcontrolpts; ++i)</text:p>
      <text:p text:style-name="HTML_20_Preformatted"><text:span text:style-name="T10"><text:s text:c="12"/></text:span>glVertex3fv(controlpts[i]);</text:p>
      <text:p text:style-name="HTML_20_Preformatted"><text:span text:style-name="T10"><text:s text:c="6"/></text:span>glEnd();</text:p>
      <text:p text:style-name="HTML_20_Preformatted"><text:span text:style-name="T10"><text:s text:c="3"/></text:span>}</text:p>
      <text:p text:style-name="HTML_20_Preformatted"/>
      <text:p text:style-name="HTML_20_Preformatted"><text:span text:style-name="T10"><text:s text:c="3"/></text:span>// Draw points on Bezier curve</text:p>
      <text:p text:style-name="HTML_20_Preformatted"><text:span text:style-name="T10"><text:s text:c="3"/></text:span>if (drawcurvepts)</text:p>
      <text:p text:style-name="HTML_20_Preformatted"><text:span text:style-name="T10"><text:s text:c="3"/></text:span>{</text:p>
      <text:p text:style-name="HTML_20_Preformatted"><text:span text:style-name="T10"><text:s text:c="6"/></text:span>glColor3d(0.1, 0.7, 0.1);</text:p>
      <text:p text:style-name="HTML_20_Preformatted"><text:span text:style-name="T10"><text:s text:c="6"/></text:span>glPointSize(15.0);</text:p>
      <text:p text:style-name="HTML_20_Preformatted"/>
      <text:p text:style-name="HTML_20_Preformatted"><text:soft-page-break/><text:span text:style-name="T10"><text:s text:c="6"/></text:span>glBegin(GL_POINTS);</text:p>
      <text:p text:style-name="HTML_20_Preformatted"><text:span text:style-name="T10"><text:s text:c="9"/></text:span>for (i=0; i&lt;=numdrawsegs; ++i)</text:p>
      <text:p text:style-name="HTML_20_Preformatted"><text:span text:style-name="T10"><text:s text:c="12"/></text:span>glEvalCoord1d(GLdouble(i)/numdrawsegs);</text:p>
      <text:p text:style-name="HTML_20_Preformatted"><text:span text:style-name="T10"><text:s text:c="6"/></text:span>glEnd();</text:p>
      <text:p text:style-name="HTML_20_Preformatted"/>
      <text:p text:style-name="HTML_20_Preformatted"><text:span text:style-name="T10"><text:s text:c="6"/></text:span>// I did the above "manually".</text:p>
      <text:p text:style-name="HTML_20_Preformatted"><text:span text:style-name="T10"><text:s text:c="6"/></text:span>// Code to do the same thing, using an evaluator grid, is as follows:</text:p>
      <text:p text:style-name="HTML_20_Preformatted"/>
      <text:p text:style-name="HTML_20_Preformatted"><text:span text:style-name="T10"><text:s text:c="6"/></text:span>//glEvalMesh1(GL_POINT, 0, numdrawsegs);</text:p>
      <text:p text:style-name="HTML_20_Preformatted"><text:span text:style-name="T10"><text:s text:c="3"/></text:span>}</text:p>
      <text:p text:style-name="HTML_20_Preformatted"/>
      <text:p text:style-name="HTML_20_Preformatted"><text:span text:style-name="T10"><text:s text:c="3"/></text:span>// Draw Bezier curve</text:p>
      <text:p text:style-name="HTML_20_Preformatted"><text:span text:style-name="T10"><text:s text:c="3"/></text:span>if (drawcurve)</text:p>
      <text:p text:style-name="HTML_20_Preformatted"><text:span text:style-name="T10"><text:s text:c="3"/></text:span>{</text:p>
      <text:p text:style-name="HTML_20_Preformatted"><text:span text:style-name="T10"><text:s text:c="6"/></text:span>glColor3d(0.9, 0.1, 0.1);</text:p>
      <text:p text:style-name="HTML_20_Preformatted"><text:span text:style-name="T10"><text:s text:c="6"/></text:span>glLineWidth(3.0);</text:p>
      <text:p text:style-name="HTML_20_Preformatted"/>
      <text:p text:style-name="HTML_20_Preformatted"><text:span text:style-name="T10"><text:s text:c="6"/></text:span>glEvalMesh1(GL_LINE, 0, numdrawsegs);</text:p>
      <text:p text:style-name="HTML_20_Preformatted"/>
      <text:p text:style-name="HTML_20_Preformatted"><text:span text:style-name="T10"><text:s text:c="6"/></text:span>// Here, I used an evaluator grid.</text:p>
      <text:p text:style-name="HTML_20_Preformatted"><text:span text:style-name="T10"><text:s text:c="6"/></text:span>// Code to do the same thing, "manually", is as follows:</text:p>
      <text:p text:style-name="HTML_20_Preformatted"/>
      <text:p text:style-name="HTML_20_Preformatted"><text:span text:style-name="T10"><text:s text:c="6"/></text:span>//glBegin(GL_LINE_STRIP);</text:p>
      <text:p text:style-name="HTML_20_Preformatted"><text:span text:style-name="T10"><text:s text:c="6"/></text:span>// <text:s text:c="2"/>for (i=0; i&lt;=numdrawsegs; ++i)</text:p>
      <text:p text:style-name="HTML_20_Preformatted"><text:span text:style-name="T10"><text:s text:c="6"/></text:span>// <text:s text:c="5"/>glEvalCoord1d(GLdouble(i)/numdrawsegs);</text:p>
      <text:p text:style-name="HTML_20_Preformatted"><text:span text:style-name="T10"><text:s text:c="6"/></text:span>//glEnd();</text:p>
      <text:p text:style-name="HTML_20_Preformatted"><text:span text:style-name="T10"><text:s text:c="3"/></text:span>}</text:p>
      <text:p text:style-name="HTML_20_Preformatted"/>
      <text:p text:style-name="HTML_20_Preformatted"><text:span text:style-name="T10"><text:s text:c="3"/></text:span>// Write instructions in drawing window</text:p>
      <text:p text:style-name="HTML_20_Preformatted"><text:span text:style-name="T10"><text:s text:c="3"/></text:span>ostringstream out;</text:p>
      <text:p text:style-name="HTML_20_Preformatted"><text:span text:style-name="T10"><text:s text:c="3"/></text:span>out &lt;&lt; "&lt;- -&gt; Change number of segments ["</text:p>
      <text:p text:style-name="HTML_20_Preformatted"><text:span text:style-name="T10"><text:s text:c="7"/></text:span>&lt;&lt; numdrawsegs</text:p>
      <text:p text:style-name="HTML_20_Preformatted"><text:span text:style-name="T10"><text:s text:c="7"/></text:span>&lt;&lt; "]";</text:p>
      <text:p text:style-name="HTML_20_Preformatted"><text:span text:style-name="T10"><text:s text:c="3"/></text:span>string msg = out.str();</text:p>
      <text:p text:style-name="HTML_20_Preformatted"><text:span text:style-name="T10"><text:s text:c="3"/></text:span>glColor3d(0.0, 0.0, 0.0);</text:p>
      <text:p text:style-name="HTML_20_Preformatted"><text:span text:style-name="T10"><text:s text:c="3"/></text:span>glRasterPos2d(-0.95, 0.85);</text:p>
      <text:p text:style-name="HTML_20_Preformatted"><text:span text:style-name="T10"><text:s text:c="3"/></text:span>string::iterator ii;</text:p>
      <text:p text:style-name="HTML_20_Preformatted"><text:span text:style-name="T10"><text:s text:c="3"/></text:span>for (ii=msg.begin(); ii!=msg.end(); ++ii)</text:p>
      <text:p text:style-name="HTML_20_Preformatted"><text:span text:style-name="T10"><text:s text:c="6"/></text:span>glutBitmapCharacter(GLUT_BITMAP_9_BY_15, *ii);</text:p>
      <text:p text:style-name="HTML_20_Preformatted"/>
      <text:p text:style-name="HTML_20_Preformatted"><text:span text:style-name="T10"><text:s text:c="3"/></text:span>msg = string("Q <text:s text:c="4"/>Toggle curve [")</text:p>
      <text:p text:style-name="HTML_20_Preformatted"><text:span text:style-name="T10"><text:s text:c="7"/></text:span>+ (drawcurve ? "X" : " ")</text:p>
      <text:p text:style-name="HTML_20_Preformatted"><text:span text:style-name="T10"><text:s text:c="7"/></text:span>+ "]";</text:p>
      <text:p text:style-name="HTML_20_Preformatted"><text:span text:style-name="T10"><text:s text:c="3"/></text:span>glColor3d(0.9, 0.1, 0.1);</text:p>
      <text:p text:style-name="HTML_20_Preformatted"><text:span text:style-name="T10"><text:s text:c="3"/></text:span>glRasterPos2d(-0.95, 0.75);</text:p>
      <text:p text:style-name="HTML_20_Preformatted"><text:span text:style-name="T10"><text:s text:c="3"/></text:span>for (ii=msg.begin(); ii!=msg.end(); ++ii)</text:p>
      <text:p text:style-name="HTML_20_Preformatted"><text:span text:style-name="T10"><text:s text:c="6"/></text:span>glutBitmapCharacter(GLUT_BITMAP_9_BY_15, *ii);</text:p>
      <text:p text:style-name="HTML_20_Preformatted"/>
      <text:p text:style-name="HTML_20_Preformatted"><text:span text:style-name="T10"><text:s text:c="3"/></text:span>msg = string("W <text:s text:c="4"/>Toggle pts on curve [")</text:p>
      <text:p text:style-name="HTML_20_Preformatted"><text:span text:style-name="T10"><text:s text:c="7"/></text:span>+ (drawcurvepts ? "X" : " ")</text:p>
      <text:p text:style-name="HTML_20_Preformatted"><text:span text:style-name="T10"><text:s text:c="7"/></text:span>+ "]";</text:p>
      <text:p text:style-name="HTML_20_Preformatted"><text:span text:style-name="T10"><text:s text:c="3"/></text:span>glColor3d(0.1, 0.7, 0.1);</text:p>
      <text:p text:style-name="HTML_20_Preformatted"><text:span text:style-name="T10"><text:s text:c="3"/></text:span>glRasterPos2d(-0.95, 0.65);</text:p>
      <text:p text:style-name="HTML_20_Preformatted"><text:span text:style-name="T10"><text:s text:c="3"/></text:span>for (ii=msg.begin(); ii!=msg.end(); ++ii)</text:p>
      <text:p text:style-name="HTML_20_Preformatted"><text:span text:style-name="T10"><text:s text:c="6"/></text:span>glutBitmapCharacter(GLUT_BITMAP_9_BY_15, *ii);</text:p>
      <text:p text:style-name="HTML_20_Preformatted"/>
      <text:p text:style-name="HTML_20_Preformatted"><text:soft-page-break/><text:span text:style-name="T10"><text:s text:c="3"/></text:span>msg = string("A <text:s text:c="4"/>Toggle control polygon [")</text:p>
      <text:p text:style-name="HTML_20_Preformatted"><text:span text:style-name="T10"><text:s text:c="7"/></text:span>+ (drawcontrolpoly ? "X" : " ")</text:p>
      <text:p text:style-name="HTML_20_Preformatted"><text:span text:style-name="T10"><text:s text:c="7"/></text:span>+ "]";</text:p>
      <text:p text:style-name="HTML_20_Preformatted"><text:span text:style-name="T10"><text:s text:c="3"/></text:span>glColor3d(0.9, 0.1, 0.9);</text:p>
      <text:p text:style-name="HTML_20_Preformatted"><text:span text:style-name="T10"><text:s text:c="3"/></text:span>glRasterPos2d(-0.95, 0.55);</text:p>
      <text:p text:style-name="HTML_20_Preformatted"><text:span text:style-name="T10"><text:s text:c="3"/></text:span>for (ii=msg.begin(); ii!=msg.end(); ++ii)</text:p>
      <text:p text:style-name="HTML_20_Preformatted"><text:span text:style-name="T10"><text:s text:c="6"/></text:span>glutBitmapCharacter(GLUT_BITMAP_9_BY_15, *ii);</text:p>
      <text:p text:style-name="HTML_20_Preformatted"/>
      <text:p text:style-name="HTML_20_Preformatted"><text:span text:style-name="T10"><text:s text:c="3"/></text:span>msg = string("S <text:s text:c="4"/>Toggle control pts [")</text:p>
      <text:p text:style-name="HTML_20_Preformatted"><text:span text:style-name="T10"><text:s text:c="7"/></text:span>+ (drawcontrolpts ? "X" : " ")</text:p>
      <text:p text:style-name="HTML_20_Preformatted"><text:span text:style-name="T10"><text:s text:c="7"/></text:span>+ "]";</text:p>
      <text:p text:style-name="HTML_20_Preformatted"><text:span text:style-name="T10"><text:s text:c="3"/></text:span>glColor3d(0.1, 0.1, 0.9);</text:p>
      <text:p text:style-name="HTML_20_Preformatted"><text:span text:style-name="T10"><text:s text:c="3"/></text:span>glRasterPos2d(-0.95, 0.45);</text:p>
      <text:p text:style-name="HTML_20_Preformatted"><text:span text:style-name="T10"><text:s text:c="3"/></text:span>for (ii=msg.begin(); ii!=msg.end(); ++ii)</text:p>
      <text:p text:style-name="HTML_20_Preformatted"><text:span text:style-name="T10"><text:s text:c="6"/></text:span>glutBitmapCharacter(GLUT_BITMAP_9_BY_15, *ii);</text:p>
      <text:p text:style-name="HTML_20_Preformatted"/>
      <text:p text:style-name="HTML_20_Preformatted"><text:span text:style-name="T10"><text:s text:c="3"/></text:span>glutSwapBuffers();</text:p>
      <text:p text:style-name="HTML_20_Preformatted">}</text:p>
      <text:p text:style-name="HTML_20_Preformatted"/>
      <text:p text:style-name="HTML_20_Preformatted"/>
      <text:p text:style-name="HTML_20_Preformatted">// reshape</text:p>
      <text:p text:style-name="HTML_20_Preformatted">// The GLUT reshape function</text:p>
      <text:p text:style-name="HTML_20_Preformatted">void reshape(int w, int h)</text:p>
      <text:p text:style-name="HTML_20_Preformatted">{</text:p>
      <text:p text:style-name="HTML_20_Preformatted"><text:span text:style-name="T10"><text:s text:c="3"/></text:span>glViewport(0, 0, w, h);</text:p>
      <text:p text:style-name="HTML_20_Preformatted"/>
      <text:p text:style-name="HTML_20_Preformatted"><text:span text:style-name="T10"><text:s text:c="3"/></text:span>glMatrixMode(GL_PROJECTION);</text:p>
      <text:p text:style-name="HTML_20_Preformatted"><text:span text:style-name="T10"><text:s text:c="3"/></text:span>glLoadIdentity();</text:p>
      <text:p text:style-name="HTML_20_Preformatted"><text:span text:style-name="T10"><text:s text:c="3"/></text:span>// We set up coordinate system so that aspect ratios are always correct,</text:p>
      <text:p text:style-name="HTML_20_Preformatted"><text:span text:style-name="T10"><text:s text:c="3"/></text:span>// <text:s/>and the region from -1..1 in x &amp; y always just fits in the viewport.</text:p>
      <text:p text:style-name="HTML_20_Preformatted"><text:span text:style-name="T10"><text:s text:c="3"/></text:span>if (w &gt; h)</text:p>
      <text:p text:style-name="HTML_20_Preformatted"><text:span text:style-name="T10"><text:s text:c="3"/></text:span>{</text:p>
      <text:p text:style-name="HTML_20_Preformatted"><text:span text:style-name="T10"><text:s text:c="6"/></text:span>gluOrtho2D(-double(w)/h, double(w)/h, -1., 1.);</text:p>
      <text:p text:style-name="HTML_20_Preformatted"><text:span text:style-name="T10"><text:s text:c="3"/></text:span>}</text:p>
      <text:p text:style-name="HTML_20_Preformatted"><text:span text:style-name="T10"><text:s text:c="3"/></text:span>else</text:p>
      <text:p text:style-name="HTML_20_Preformatted"><text:span text:style-name="T10"><text:s text:c="3"/></text:span>{</text:p>
      <text:p text:style-name="HTML_20_Preformatted"><text:span text:style-name="T10"><text:s text:c="6"/></text:span>gluOrtho2D( -1., 1., -double(h)/w, double(h)/w);</text:p>
      <text:p text:style-name="HTML_20_Preformatted"><text:span text:style-name="T10"><text:s text:c="3"/></text:span>}</text:p>
      <text:p text:style-name="HTML_20_Preformatted"/>
      <text:p text:style-name="HTML_20_Preformatted"><text:span text:style-name="T10"><text:s text:c="3"/></text:span>glMatrixMode(GL_MODELVIEW); <text:s/>// Always go back to modelview mode</text:p>
      <text:p text:style-name="HTML_20_Preformatted"><text:span text:style-name="T10"><text:s text:c="3"/></text:span>glLoadIdentity();</text:p>
      <text:p text:style-name="HTML_20_Preformatted">}</text:p>
      <text:p text:style-name="HTML_20_Preformatted"/>
      <text:p text:style-name="HTML_20_Preformatted"/>
      <text:p text:style-name="HTML_20_Preformatted">// keyboard</text:p>
      <text:p text:style-name="HTML_20_Preformatted">// The GLUT keyboard function</text:p>
      <text:p text:style-name="HTML_20_Preformatted">void keyboard(unsigned char key, int x, int y)</text:p>
      <text:p text:style-name="HTML_20_Preformatted">{</text:p>
      <text:p text:style-name="HTML_20_Preformatted"><text:span text:style-name="T10"><text:s text:c="3"/></text:span>switch (key)</text:p>
      <text:p text:style-name="HTML_20_Preformatted"><text:span text:style-name="T10"><text:s text:c="3"/></text:span>{</text:p>
      <text:p text:style-name="HTML_20_Preformatted"><text:span text:style-name="T10"><text:s text:c="3"/></text:span>case 27: <text:s/>// Escape Key -- good way to quit</text:p>
      <text:p text:style-name="HTML_20_Preformatted"><text:span text:style-name="T10"><text:s text:c="6"/></text:span>exit(0); <text:s/>// Quit</text:p>
      <text:p text:style-name="HTML_20_Preformatted"><text:span text:style-name="T10"><text:s text:c="6"/></text:span>break;</text:p>
      <text:p text:style-name="HTML_20_Preformatted"><text:span text:style-name="T10"><text:s text:c="3"/></text:span>case 'q':</text:p>
      <text:p text:style-name="HTML_20_Preformatted"><text:span text:style-name="T10"><text:s text:c="3"/></text:span>case 'Q':</text:p>
      <text:p text:style-name="HTML_20_Preformatted"><text:soft-page-break/><text:span text:style-name="T10"><text:s text:c="6"/></text:span>drawcurve = !drawcurve;</text:p>
      <text:p text:style-name="HTML_20_Preformatted"><text:span text:style-name="T10"><text:s text:c="6"/></text:span>glutPostRedisplay();</text:p>
      <text:p text:style-name="HTML_20_Preformatted"><text:span text:style-name="T10"><text:s text:c="6"/></text:span>break;</text:p>
      <text:p text:style-name="HTML_20_Preformatted"><text:span text:style-name="T10"><text:s text:c="3"/></text:span>case 'w':</text:p>
      <text:p text:style-name="HTML_20_Preformatted"><text:span text:style-name="T10"><text:s text:c="3"/></text:span>case 'W':</text:p>
      <text:p text:style-name="HTML_20_Preformatted"><text:span text:style-name="T10"><text:s text:c="6"/></text:span>drawcurvepts = !drawcurvepts;</text:p>
      <text:p text:style-name="HTML_20_Preformatted"><text:span text:style-name="T10"><text:s text:c="6"/></text:span>glutPostRedisplay();</text:p>
      <text:p text:style-name="HTML_20_Preformatted"><text:span text:style-name="T10"><text:s text:c="6"/></text:span>break;</text:p>
      <text:p text:style-name="HTML_20_Preformatted"><text:span text:style-name="T10"><text:s text:c="3"/></text:span>case 'a':</text:p>
      <text:p text:style-name="HTML_20_Preformatted"><text:span text:style-name="T10"><text:s text:c="3"/></text:span>case 'A':</text:p>
      <text:p text:style-name="HTML_20_Preformatted"><text:span text:style-name="T10"><text:s text:c="6"/></text:span>drawcontrolpoly = !drawcontrolpoly;</text:p>
      <text:p text:style-name="HTML_20_Preformatted"><text:span text:style-name="T10"><text:s text:c="6"/></text:span>glutPostRedisplay();</text:p>
      <text:p text:style-name="HTML_20_Preformatted"><text:span text:style-name="T10"><text:s text:c="6"/></text:span>break;</text:p>
      <text:p text:style-name="HTML_20_Preformatted"><text:span text:style-name="T10"><text:s text:c="3"/></text:span>case 's':</text:p>
      <text:p text:style-name="HTML_20_Preformatted"><text:span text:style-name="T10"><text:s text:c="3"/></text:span>case 'S':</text:p>
      <text:p text:style-name="HTML_20_Preformatted"><text:span text:style-name="T10"><text:s text:c="6"/></text:span>drawcontrolpts = !drawcontrolpts;</text:p>
      <text:p text:style-name="HTML_20_Preformatted"><text:span text:style-name="T10"><text:s text:c="6"/></text:span>glutPostRedisplay();</text:p>
      <text:p text:style-name="HTML_20_Preformatted"><text:span text:style-name="T10"><text:s text:c="6"/></text:span>break;</text:p>
      <text:p text:style-name="HTML_20_Preformatted"><text:span text:style-name="T10"><text:s text:c="3"/></text:span>}</text:p>
      <text:p text:style-name="HTML_20_Preformatted">}</text:p>
      <text:p text:style-name="HTML_20_Preformatted"/>
      <text:p text:style-name="HTML_20_Preformatted"/>
      <text:p text:style-name="HTML_20_Preformatted">// special</text:p>
      <text:p text:style-name="HTML_20_Preformatted">// The GLUT special function</text:p>
      <text:p text:style-name="HTML_20_Preformatted">void special(int key, int x, int y)</text:p>
      <text:p text:style-name="HTML_20_Preformatted">{</text:p>
      <text:p text:style-name="HTML_20_Preformatted"><text:span text:style-name="T10"><text:s text:c="3"/></text:span>switch (key)</text:p>
      <text:p text:style-name="HTML_20_Preformatted"><text:span text:style-name="T10"><text:s text:c="3"/></text:span>{</text:p>
      <text:p text:style-name="HTML_20_Preformatted"><text:span text:style-name="T10"><text:s text:c="3"/></text:span>case GLUT_KEY_LEFT:</text:p>
      <text:p text:style-name="HTML_20_Preformatted"><text:span text:style-name="T10"><text:s text:c="6"/></text:span>--numdrawsegs;</text:p>
      <text:p text:style-name="HTML_20_Preformatted"><text:span text:style-name="T10"><text:s text:c="6"/></text:span>if (numdrawsegs &lt; minnumdrawsegs) numdrawsegs = minnumdrawsegs;</text:p>
      <text:p text:style-name="HTML_20_Preformatted"><text:span text:style-name="T10"><text:s text:c="6"/></text:span>glutPostRedisplay();</text:p>
      <text:p text:style-name="HTML_20_Preformatted"><text:span text:style-name="T10"><text:s text:c="6"/></text:span>break;</text:p>
      <text:p text:style-name="HTML_20_Preformatted"><text:span text:style-name="T10"><text:s text:c="3"/></text:span>case GLUT_KEY_RIGHT:</text:p>
      <text:p text:style-name="HTML_20_Preformatted"><text:span text:style-name="T10"><text:s text:c="6"/></text:span>++numdrawsegs;</text:p>
      <text:p text:style-name="HTML_20_Preformatted"><text:span text:style-name="T10"><text:s text:c="6"/></text:span>if (numdrawsegs &gt; maxnumdrawsegs) numdrawsegs = maxnumdrawsegs;</text:p>
      <text:p text:style-name="HTML_20_Preformatted"><text:span text:style-name="T10"><text:s text:c="6"/></text:span>glutPostRedisplay();</text:p>
      <text:p text:style-name="HTML_20_Preformatted"><text:span text:style-name="T10"><text:s text:c="6"/></text:span>break;</text:p>
      <text:p text:style-name="HTML_20_Preformatted"><text:span text:style-name="T10"><text:s text:c="3"/></text:span>}</text:p>
      <text:p text:style-name="HTML_20_Preformatted">}</text:p>
      <text:p text:style-name="HTML_20_Preformatted"/>
      <text:p text:style-name="HTML_20_Preformatted"/>
      <text:p text:style-name="HTML_20_Preformatted">// idle</text:p>
      <text:p text:style-name="HTML_20_Preformatted">// The GLUT idle function</text:p>
      <text:p text:style-name="HTML_20_Preformatted">void idle()</text:p>
      <text:p text:style-name="HTML_20_Preformatted">{</text:p>
      <text:p text:style-name="HTML_20_Preformatted"><text:span text:style-name="T10"><text:s text:c="3"/></text:span>// Print OpenGL errors, if there are any (for debugging)</text:p>
      <text:p text:style-name="HTML_20_Preformatted"><text:span text:style-name="T10"><text:s text:c="3"/></text:span>if (GLenum err = glGetError())</text:p>
      <text:p text:style-name="HTML_20_Preformatted"><text:span text:style-name="T10"><text:s text:c="3"/></text:span>{</text:p>
      <text:p text:style-name="HTML_20_Preformatted"><text:span text:style-name="T10"><text:s text:c="6"/></text:span>cerr &lt;&lt; "OpenGL ERROR: " &lt;&lt; gluErrorString(err) &lt;&lt; endl;</text:p>
      <text:p text:style-name="HTML_20_Preformatted"><text:span text:style-name="T10"><text:s text:c="3"/></text:span>}</text:p>
      <text:p text:style-name="HTML_20_Preformatted">}</text:p>
      <text:p text:style-name="HTML_20_Preformatted"/>
      <text:p text:style-name="HTML_20_Preformatted"/>
      <text:p text:style-name="HTML_20_Preformatted">// init</text:p>
      <text:p text:style-name="HTML_20_Preformatted">// Initializes GL states</text:p>
      <text:p text:style-name="HTML_20_Preformatted">// Called by main</text:p>
      <text:p text:style-name="HTML_20_Preformatted"><text:soft-page-break/>void init()</text:p>
      <text:p text:style-name="HTML_20_Preformatted">{</text:p>
      <text:p text:style-name="HTML_20_Preformatted"><text:span text:style-name="T10"><text:s text:c="3"/></text:span>// Set background color</text:p>
      <text:p text:style-name="HTML_20_Preformatted"><text:span text:style-name="T10"><text:s text:c="3"/></text:span>glClearColor(1.0, 1.0, 1.0, 0.0);</text:p>
      <text:p text:style-name="HTML_20_Preformatted"/>
      <text:p text:style-name="HTML_20_Preformatted"><text:span text:style-name="T10"><text:s text:c="3"/></text:span>// Set up Bezier curve evaluator</text:p>
      <text:p text:style-name="HTML_20_Preformatted"><text:span text:style-name="T10"><text:s text:c="3"/></text:span>glMap1f(GL_MAP1_VERTEX_3, <text:s text:c="2"/>// target: 1-d [curve], 3 coord's per pt</text:p>
      <text:p text:style-name="HTML_20_Preformatted"><text:span text:style-name="T10"><text:s text:c="11"/></text:span>0.0, 1.0, <text:s text:c="10"/>// start &amp; end param value</text:p>
      <text:p text:style-name="HTML_20_Preformatted"><text:span text:style-name="T10"><text:s text:c="11"/></text:span>3, <text:s text:c="17"/>// "stride": pts stored 3 GLfloat's apart</text:p>
      <text:p text:style-name="HTML_20_Preformatted"><text:span text:style-name="T10"><text:s text:c="11"/></text:span>numcontrolpts, <text:s text:c="5"/>// no. of control points</text:p>
      <text:p text:style-name="HTML_20_Preformatted"><text:span text:style-name="T10"><text:s text:c="11"/></text:span>&amp;controlpts[0][0]); // control pt data</text:p>
      <text:p text:style-name="HTML_20_Preformatted"><text:span text:style-name="T10"><text:s text:c="3"/></text:span>glEnable(GL_MAP1_VERTEX_3); // Enable this evaluator</text:p>
      <text:p text:style-name="HTML_20_Preformatted">}</text:p>
      <text:p text:style-name="HTML_20_Preformatted"/>
      <text:p text:style-name="HTML_20_Preformatted"/>
      <text:p text:style-name="HTML_20_Preformatted">int main(int argc, char ** argv)</text:p>
      <text:p text:style-name="HTML_20_Preformatted">{</text:p>
      <text:p text:style-name="HTML_20_Preformatted">// Initialize OpenGL/GLUT</text:p>
      <text:p text:style-name="HTML_20_Preformatted"><text:span text:style-name="T10"><text:s text:c="3"/></text:span>glutInit(&amp;argc, argv);</text:p>
      <text:p text:style-name="HTML_20_Preformatted"><text:span text:style-name="T10"><text:s text:c="3"/></text:span>glutInitDisplayMode(GLUT_DOUBLE | GLUT_RGB);</text:p>
      <text:p text:style-name="HTML_20_Preformatted"/>
      <text:p text:style-name="HTML_20_Preformatted">// Make a window</text:p>
      <text:p text:style-name="HTML_20_Preformatted"><text:span text:style-name="T10"><text:s text:c="3"/></text:span>glutInitWindowSize(startwinsize, startwinsize);</text:p>
      <text:p text:style-name="HTML_20_Preformatted"><text:span text:style-name="T10"><text:s text:c="3"/></text:span>glutInitWindowPosition(50, 50);</text:p>
      <text:p text:style-name="HTML_20_Preformatted"><text:span text:style-name="T10"><text:s text:c="3"/></text:span>glutCreateWindow("CS 381 - OpenGL Evaluator Demo");</text:p>
      <text:p text:style-name="HTML_20_Preformatted"/>
      <text:p text:style-name="HTML_20_Preformatted">// Initialize GL states &amp; register callbacks</text:p>
      <text:p text:style-name="HTML_20_Preformatted"><text:span text:style-name="T10"><text:s text:c="3"/></text:span>init();</text:p>
      <text:p text:style-name="HTML_20_Preformatted"><text:span text:style-name="T10"><text:s text:c="3"/></text:span>glutDisplayFunc(display);</text:p>
      <text:p text:style-name="HTML_20_Preformatted"><text:span text:style-name="T10"><text:s text:c="3"/></text:span>glutReshapeFunc(reshape);</text:p>
      <text:p text:style-name="HTML_20_Preformatted"><text:span text:style-name="T10"><text:s text:c="3"/></text:span>glutKeyboardFunc(keyboard);</text:p>
      <text:p text:style-name="HTML_20_Preformatted"><text:span text:style-name="T10"><text:s text:c="3"/></text:span>glutSpecialFunc(special);</text:p>
      <text:p text:style-name="HTML_20_Preformatted"><text:span text:style-name="T10"><text:s text:c="3"/></text:span>glutIdleFunc(idle);</text:p>
      <text:p text:style-name="HTML_20_Preformatted"/>
      <text:p text:style-name="HTML_20_Preformatted">// Do something</text:p>
      <text:p text:style-name="HTML_20_Preformatted"><text:span text:style-name="T10"><text:s text:c="3"/></text:span>glutMainLoop();</text:p>
      <text:p text:style-name="HTML_20_Preformatted"/>
      <text:p text:style-name="HTML_20_Preformatted"><text:span text:style-name="T10"><text:s text:c="3"/></text:span>return 0;</text:p>
      <text:p text:style-name="HTML_20_Preformatted">}</text:p>
      <text:p text:style-name="P4"/>
      <text:p text:style-name="P4"/>
      <text:p text:style-name="HTML_20_Preformatted">/*</text:p>
      <text:p text:style-name="HTML_20_Preformatted"><text:span text:style-name="T10"><text:s/></text:span>* Copyright (c) 1993-1999, Silicon Graphics, Inc.</text:p>
      <text:p text:style-name="HTML_20_Preformatted"><text:span text:style-name="T10"><text:s/></text:span>* ALL RIGHTS RESERVED </text:p>
      <text:p text:style-name="HTML_20_Preformatted"><text:span text:style-name="T10"><text:s/></text:span>* Permission to use, copy, modify, and distribute this software for </text:p>
      <text:p text:style-name="HTML_20_Preformatted"><text:span text:style-name="T10"><text:s/></text:span>* any purpose and without fee is hereby granted, provided that the above</text:p>
      <text:p text:style-name="HTML_20_Preformatted"><text:span text:style-name="T10"><text:s/></text:span>* copyright notice appear in all copies and that both the copyright notice</text:p>
      <text:p text:style-name="HTML_20_Preformatted"><text:span text:style-name="T10"><text:s/></text:span>* and this permission notice appear in supporting documentation, and that </text:p>
      <text:p text:style-name="HTML_20_Preformatted"><text:span text:style-name="T10"><text:s/></text:span>* the name of Silicon Graphics, Inc. not be used in advertising</text:p>
      <text:p text:style-name="HTML_20_Preformatted"><text:span text:style-name="T10"><text:s/></text:span>* or publicity pertaining to distribution of the software without specific,</text:p>
      <text:p text:style-name="HTML_20_Preformatted"><text:span text:style-name="T10"><text:s/></text:span>* written prior permission. </text:p>
      <text:p text:style-name="HTML_20_Preformatted"><text:span text:style-name="T10"><text:s/></text:span>*</text:p>
      <text:p text:style-name="HTML_20_Preformatted"><text:soft-page-break/><text:span text:style-name="T10"><text:s/></text:span>* THE MATERIAL EMBODIED ON THIS SOFTWARE IS PROVIDED TO YOU "AS-IS"</text:p>
      <text:p text:style-name="HTML_20_Preformatted"><text:span text:style-name="T10"><text:s/></text:span>* AND WITHOUT WARRANTY OF ANY KIND, EXPRESS, IMPLIED OR OTHERWISE,</text:p>
      <text:p text:style-name="HTML_20_Preformatted"><text:span text:style-name="T10"><text:s/></text:span>* INCLUDING WITHOUT LIMITATION, ANY WARRANTY OF MERCHANTABILITY OR</text:p>
      <text:p text:style-name="HTML_20_Preformatted"><text:span text:style-name="T10"><text:s/></text:span>* FITNESS FOR A PARTICULAR PURPOSE. <text:s/>IN NO EVENT SHALL SILICON</text:p>
      <text:p text:style-name="HTML_20_Preformatted"><text:span text:style-name="T10"><text:s/></text:span>* GRAPHICS, INC. <text:s/>BE LIABLE TO YOU OR ANYONE ELSE FOR ANY DIRECT,</text:p>
      <text:p text:style-name="HTML_20_Preformatted"><text:span text:style-name="T10"><text:s/></text:span>* SPECIAL, INCIDENTAL, INDIRECT OR CONSEQUENTIAL DAMAGES OF ANY</text:p>
      <text:p text:style-name="HTML_20_Preformatted"><text:span text:style-name="T10"><text:s/></text:span>* KIND, OR ANY DAMAGES WHATSOEVER, INCLUDING WITHOUT LIMITATION,</text:p>
      <text:p text:style-name="HTML_20_Preformatted"><text:span text:style-name="T10"><text:s/></text:span>* LOSS OF PROFIT, LOSS OF USE, SAVINGS OR REVENUE, OR THE CLAIMS OF</text:p>
      <text:p text:style-name="HTML_20_Preformatted"><text:span text:style-name="T10"><text:s/></text:span>* THIRD PARTIES, WHETHER OR NOT SILICON GRAPHICS, INC. <text:s/>HAS BEEN</text:p>
      <text:p text:style-name="HTML_20_Preformatted"><text:span text:style-name="T10"><text:s/></text:span>* ADVISED OF THE POSSIBILITY OF SUCH LOSS, HOWEVER CAUSED AND ON</text:p>
      <text:p text:style-name="HTML_20_Preformatted"><text:span text:style-name="T10"><text:s/></text:span>* ANY THEORY OF LIABILITY, ARISING OUT OF OR IN CONNECTION WITH THE</text:p>
      <text:p text:style-name="HTML_20_Preformatted"><text:span text:style-name="T10"><text:s/></text:span>* POSSESSION, USE OR PERFORMANCE OF THIS SOFTWARE.</text:p>
      <text:p text:style-name="HTML_20_Preformatted"><text:span text:style-name="T10"><text:s/></text:span>* </text:p>
      <text:p text:style-name="HTML_20_Preformatted"><text:span text:style-name="T10"><text:s/></text:span>* US Government Users Restricted Rights </text:p>
      <text:p text:style-name="HTML_20_Preformatted"><text:span text:style-name="T10"><text:s/></text:span>* Use, duplication, or disclosure by the Government is subject to</text:p>
      <text:p text:style-name="HTML_20_Preformatted"><text:span text:style-name="T10"><text:s/></text:span>* restrictions set forth in FAR 52.227.19(c)(2) or subparagraph</text:p>
      <text:p text:style-name="HTML_20_Preformatted"><text:span text:style-name="T10"><text:s/></text:span>* (c)(1)(ii) of the Rights in Technical Data and Computer Software</text:p>
      <text:p text:style-name="HTML_20_Preformatted"><text:span text:style-name="T10"><text:s/></text:span>* clause at DFARS 252.227-7013 and/or in similar or successor</text:p>
      <text:p text:style-name="HTML_20_Preformatted"><text:span text:style-name="T10"><text:s/></text:span>* clauses in the FAR or the DOD or NASA FAR Supplement.</text:p>
      <text:p text:style-name="HTML_20_Preformatted"><text:span text:style-name="T10"><text:s/></text:span>* Unpublished-- rights reserved under the copyright laws of the</text:p>
      <text:p text:style-name="HTML_20_Preformatted"><text:span text:style-name="T10"><text:s/></text:span>* United States. <text:s/>Contractor/manufacturer is Silicon Graphics,</text:p>
      <text:p text:style-name="HTML_20_Preformatted"><text:span text:style-name="T10"><text:s/></text:span>* Inc., 2011 N. <text:s/>Shoreline Blvd., Mountain View, CA 94039-7311.</text:p>
      <text:p text:style-name="HTML_20_Preformatted"><text:span text:style-name="T10"><text:s/></text:span>*</text:p>
      <text:p text:style-name="HTML_20_Preformatted"><text:span text:style-name="T10"><text:s/></text:span>* OpenGL(R) is a registered trademark of Silicon Graphics, Inc.</text:p>
      <text:p text:style-name="HTML_20_Preformatted"><text:span text:style-name="T10"><text:s/></text:span>*/</text:p>
      <text:p text:style-name="HTML_20_Preformatted"/>
      <text:p text:style-name="HTML_20_Preformatted">/* <text:s/><text:span text:style-name="T1">bezcurve.c<text:tab/><text:tab/><text:tab/></text:span></text:p>
      <text:p text:style-name="HTML_20_Preformatted"><text:span text:style-name="T10"><text:s/></text:span>* <text:s/>This program uses evaluators to draw a Bezier curve.</text:p>
      <text:p text:style-name="HTML_20_Preformatted"><text:span text:style-name="T10"><text:s/></text:span>*/</text:p>
      <text:p text:style-name="HTML_20_Preformatted"/>
      <text:p text:style-name="HTML_20_Preformatted">#include &lt;GL/glut.h&gt;</text:p>
      <text:p text:style-name="HTML_20_Preformatted">#include &lt;stdlib.h&gt;</text:p>
      <text:p text:style-name="HTML_20_Preformatted"/>
      <text:p text:style-name="HTML_20_Preformatted">GLfloat ctrlpoints[4][3] = {</text:p>
      <text:p text:style-name="HTML_20_Preformatted"><text:tab/>{ -4.0, -4.0, 0.0}, { -2.0, 4.0, 0.0}, </text:p>
      <text:p text:style-name="HTML_20_Preformatted"><text:tab/>{2.0, -4.0, 0.0}, {4.0, 4.0, 0.0}};</text:p>
      <text:p text:style-name="HTML_20_Preformatted"/>
      <text:p text:style-name="HTML_20_Preformatted">void init(void)</text:p>
      <text:p text:style-name="HTML_20_Preformatted">{</text:p>
      <text:p text:style-name="HTML_20_Preformatted"><text:span text:style-name="T10"><text:s text:c="3"/></text:span>glClearColor(0.0, 0.0, 0.0, 0.0);</text:p>
      <text:p text:style-name="HTML_20_Preformatted"><text:span text:style-name="T10"><text:s text:c="3"/></text:span>glShadeModel(GL_FLAT);</text:p>
      <text:p text:style-name="HTML_20_Preformatted"><text:span text:style-name="T10"><text:s text:c="3"/></text:span>glMap1f(GL_MAP1_VERTEX_3, 0.0, 1.0, 3, 4, &amp;ctrlpoints[0][0]);</text:p>
      <text:p text:style-name="HTML_20_Preformatted"><text:span text:style-name="T10"><text:s text:c="3"/></text:span>glEnable(GL_MAP1_VERTEX_3);</text:p>
      <text:p text:style-name="HTML_20_Preformatted">}</text:p>
      <text:p text:style-name="HTML_20_Preformatted"/>
      <text:p text:style-name="HTML_20_Preformatted">void display(void)</text:p>
      <text:p text:style-name="HTML_20_Preformatted">{</text:p>
      <text:p text:style-name="HTML_20_Preformatted"><text:span text:style-name="T10"><text:s text:c="3"/></text:span>int i;</text:p>
      <text:p text:style-name="HTML_20_Preformatted"/>
      <text:p text:style-name="HTML_20_Preformatted"><text:span text:style-name="T10"><text:s text:c="3"/></text:span>glClear(GL_COLOR_BUFFER_BIT);</text:p>
      <text:p text:style-name="HTML_20_Preformatted"><text:span text:style-name="T10"><text:s text:c="3"/></text:span>glColor3f(1.0, 1.0, 1.0);</text:p>
      <text:p text:style-name="HTML_20_Preformatted"><text:span text:style-name="T10"><text:s text:c="3"/></text:span>glBegin(GL_LINE_STRIP);</text:p>
      <text:p text:style-name="HTML_20_Preformatted"><text:span text:style-name="T10"><text:s text:c="6"/></text:span>for (i = 0; i &lt;= 30; i++) </text:p>
      <text:p text:style-name="HTML_20_Preformatted"><text:span text:style-name="T10"><text:s text:c="9"/></text:span>glEvalCoord1f((GLfloat) i/30.0);</text:p>
      <text:p text:style-name="HTML_20_Preformatted"><text:span text:style-name="T10"><text:s text:c="3"/></text:span>glEnd();</text:p>
      <text:p text:style-name="HTML_20_Preformatted"><text:span text:style-name="T10"><text:s text:c="3"/></text:span>/* The following code displays the control points as dots. */</text:p>
      <text:p text:style-name="HTML_20_Preformatted"><text:span text:style-name="T10"><text:s text:c="3"/></text:span>glPointSize(5.0);</text:p>
      <text:p text:style-name="HTML_20_Preformatted"><text:soft-page-break/><text:span text:style-name="T10"><text:s text:c="3"/></text:span>glColor3f(1.0, 1.0, 0.0);</text:p>
      <text:p text:style-name="HTML_20_Preformatted"><text:span text:style-name="T10"><text:s text:c="3"/></text:span>glBegin(GL_POINTS);</text:p>
      <text:p text:style-name="HTML_20_Preformatted"><text:span text:style-name="T10"><text:s text:c="6"/></text:span>for (i = 0; i &lt; 4; i++) </text:p>
      <text:p text:style-name="HTML_20_Preformatted"><text:span text:style-name="T10"><text:s text:c="9"/></text:span>glVertex3fv(&amp;ctrlpoints[i][0]);</text:p>
      <text:p text:style-name="HTML_20_Preformatted"><text:span text:style-name="T10"><text:s text:c="3"/></text:span>glEnd();</text:p>
      <text:p text:style-name="HTML_20_Preformatted"><text:span text:style-name="T10"><text:s text:c="3"/></text:span>glFlush();</text:p>
      <text:p text:style-name="HTML_20_Preformatted">}</text:p>
      <text:p text:style-name="HTML_20_Preformatted"/>
      <text:p text:style-name="HTML_20_Preformatted">void reshape(int w, int h)</text:p>
      <text:p text:style-name="HTML_20_Preformatted">{</text:p>
      <text:p text:style-name="HTML_20_Preformatted"><text:span text:style-name="T10"><text:s text:c="3"/></text:span>glViewport(0, 0, (GLsizei) w, (GLsizei) h);</text:p>
      <text:p text:style-name="HTML_20_Preformatted"><text:span text:style-name="T10"><text:s text:c="3"/></text:span>glMatrixMode(GL_PROJECTION);</text:p>
      <text:p text:style-name="HTML_20_Preformatted"><text:span text:style-name="T10"><text:s text:c="3"/></text:span>glLoadIdentity();</text:p>
      <text:p text:style-name="HTML_20_Preformatted"><text:span text:style-name="T10"><text:s text:c="3"/></text:span>if (w &lt;= h)</text:p>
      <text:p text:style-name="HTML_20_Preformatted"><text:span text:style-name="T10"><text:s text:c="6"/></text:span>glOrtho(-5.0, 5.0, -5.0*(GLfloat)h/(GLfloat)w, </text:p>
      <text:p text:style-name="HTML_20_Preformatted"><text:span text:style-name="T10"><text:s text:c="15"/></text:span>5.0*(GLfloat)h/(GLfloat)w, -5.0, 5.0);</text:p>
      <text:p text:style-name="HTML_20_Preformatted"><text:span text:style-name="T10"><text:s text:c="3"/></text:span>else</text:p>
      <text:p text:style-name="HTML_20_Preformatted"><text:span text:style-name="T10"><text:s text:c="6"/></text:span>glOrtho(-5.0*(GLfloat)w/(GLfloat)h, </text:p>
      <text:p text:style-name="HTML_20_Preformatted"><text:span text:style-name="T10"><text:s text:c="15"/></text:span>5.0*(GLfloat)w/(GLfloat)h, -5.0, 5.0, -5.0, 5.0);</text:p>
      <text:p text:style-name="HTML_20_Preformatted"><text:span text:style-name="T10"><text:s text:c="3"/></text:span>glMatrixMode(GL_MODELVIEW);</text:p>
      <text:p text:style-name="HTML_20_Preformatted"><text:span text:style-name="T10"><text:s text:c="3"/></text:span>glLoadIdentity();</text:p>
      <text:p text:style-name="HTML_20_Preformatted">}</text:p>
      <text:p text:style-name="HTML_20_Preformatted"/>
      <text:p text:style-name="HTML_20_Preformatted">void keyboard(unsigned char key, int x, int y)</text:p>
      <text:p text:style-name="HTML_20_Preformatted">{</text:p>
      <text:p text:style-name="HTML_20_Preformatted"><text:span text:style-name="T10"><text:s text:c="3"/></text:span>switch (key) {</text:p>
      <text:p text:style-name="HTML_20_Preformatted"><text:span text:style-name="T10"><text:s text:c="6"/></text:span>case 27:</text:p>
      <text:p text:style-name="HTML_20_Preformatted"><text:span text:style-name="T10"><text:s text:c="9"/></text:span>exit(0);</text:p>
      <text:p text:style-name="HTML_20_Preformatted"><text:span text:style-name="T10"><text:s text:c="9"/></text:span>break;</text:p>
      <text:p text:style-name="HTML_20_Preformatted"><text:span text:style-name="T10"><text:s text:c="3"/></text:span>}</text:p>
      <text:p text:style-name="HTML_20_Preformatted">}</text:p>
      <text:p text:style-name="HTML_20_Preformatted"/>
      <text:p text:style-name="HTML_20_Preformatted">int main(int argc, char** argv)</text:p>
      <text:p text:style-name="HTML_20_Preformatted">{</text:p>
      <text:p text:style-name="HTML_20_Preformatted"><text:span text:style-name="T10"><text:s text:c="3"/></text:span>glutInit(&amp;argc, argv);</text:p>
      <text:p text:style-name="HTML_20_Preformatted"><text:span text:style-name="T10"><text:s text:c="3"/></text:span>glutInitDisplayMode (GLUT_SINGLE | GLUT_RGB);</text:p>
      <text:p text:style-name="HTML_20_Preformatted"><text:span text:style-name="T10"><text:s text:c="3"/></text:span>glutInitWindowSize (500, 500);</text:p>
      <text:p text:style-name="HTML_20_Preformatted"><text:span text:style-name="T10"><text:s text:c="3"/></text:span>glutInitWindowPosition (100, 100);</text:p>
      <text:p text:style-name="HTML_20_Preformatted"><text:span text:style-name="T10"><text:s text:c="3"/></text:span>glutCreateWindow (argv[0]);</text:p>
      <text:p text:style-name="HTML_20_Preformatted"><text:span text:style-name="T10"><text:s text:c="3"/></text:span>init ();</text:p>
      <text:p text:style-name="HTML_20_Preformatted"><text:span text:style-name="T10"><text:s text:c="3"/></text:span>glutDisplayFunc(display);</text:p>
      <text:p text:style-name="HTML_20_Preformatted"><text:span text:style-name="T10"><text:s text:c="3"/></text:span>glutReshapeFunc(reshape);</text:p>
      <text:p text:style-name="HTML_20_Preformatted"><text:span text:style-name="T10"><text:s text:c="3"/></text:span>glutKeyboardFunc (keyboard);</text:p>
      <text:p text:style-name="HTML_20_Preformatted"><text:span text:style-name="T10"><text:s text:c="3"/></text:span>glutMainLoop();</text:p>
      <text:p text:style-name="HTML_20_Preformatted"><text:span text:style-name="T10"><text:s text:c="3"/></text:span>return 0;</text:p>
      <text:p text:style-name="HTML_20_Preformatted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tr" fo:country="TR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2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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3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5z1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5z1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1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1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1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1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1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1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6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6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7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7z2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Verdana"/>
      </text:list-level-style-bullet>
      <text:list-level-style-bullet text:level="4" text:style-name="WW8Num7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8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8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9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0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1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2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3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3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75in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5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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7z1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7z1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1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1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1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1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1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1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8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8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8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8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8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8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UTORIAL FOR OPENGL FUNCTIONS USING BEZIER CURVES</dc:title>
    <meta:initial-creator>e120355</meta:initial-creator>
    <meta:creation-date>2003-05-25T10:05:00</meta:creation-date>
    <dc:creator>metu</dc:creator>
    <dc:date>2003-05-29T16:06:00</dc:date>
    <meta:editing-cycles>6</meta:editing-cycles>
    <meta:editing-duration>PT2H27M</meta:editing-duration>
    <meta:document-statistic meta:table-count="0" meta:image-count="0" meta:object-count="0" meta:page-count="12" meta:paragraph-count="497" meta:word-count="2310" meta:character-count="16998" meta:non-whitespace-character-count="13409"/>
    <meta:generator>LibreOffice/4.2.6.3$Linux_X86_64 LibreOffice_project/420m0$Build-3</meta:generator>
  </office:meta>
</office:document-meta>
</file>